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THINESS OF THE SAVIOR (3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RTHINESS OF THE SAVIOR (3:1-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parison (3: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parison (3: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sus was faithful to God (3: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ses was faithful to God (3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RTHINESS OF THE SAVIOR (3:1-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parison (3: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trast (3:3-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ontrast (3:3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oses was a faithful servant in God's house (3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 is the faithful son over God's house (3:3-4, 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WORTHINESS OF THE SAVIOR (3:1-6):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omparison (3: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ntrast (3:3-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lusion (3: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Hebrews 3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WORTHINESS OF THE SAVIOR (3:1-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WARNING BY THE SPIRIT (3:7-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WARNING BY THE SPIRIT (3:7-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example of unfaithfulness (3:9-11, 16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example of unfaithfulness (3:9-11, 16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Israel's sin in the wilderness (3:9-1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Israel's sentence in the wilderness (3:11, 16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ARNING BY THE SPIRIT (3:7-19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example of unfaithfulness (3:9-11, 16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hortation to faithfulness (3:7-8, 12-1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exhortation to faithfulness (3:7-8, 12-15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When you hear God's Word, heed God's Word (3:7-8, 15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Encourage one another daily (3:12-14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WARNING BY THE SPIRIT (3:7-19):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example of unfaithfulness (3:9-11, 16-19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exhortation to faithfulness (3:7-8, 12-15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brews 3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WORTHINESS OF THE SAVIOR (3:1-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WARNING BY THE SPIRIT (3:7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3</dc:title>
    <meta:initial-creator>David STRICKLAND</meta:initial-creator>
    <dc:creator>David STRICKLAND</dc:creator>
    <meta:creation-date>2020-02-23T23:13:06Z</meta:creation-date>
    <dc:date>2020-02-23T23:13:06Z</dc:date>
    <meta:template xlink:href="BibleStudy" xlink:type="simple"/>
    <meta:editing-cycles>1</meta:editing-cycles>
    <meta:editing-duration>PT0S</meta:editing-duration>
    <meta:document-statistic meta:paragraph-count="37" meta:word-count="299"/>
  </office:meta>
</office:document-meta>
</file>